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6.966in" fo:margin-left="0.0194in" fo:margin-top="0in" fo:margin-bottom="0in" style:page-number="1" table:align="left" style:writing-mode="lr-tb"/>
    </style:style>
    <style:style style:name="Table1.A" style:family="table-column">
      <style:table-column-properties style:column-width="1.0014in"/>
    </style:style>
    <style:style style:name="Table1.B" style:family="table-column">
      <style:table-column-properties style:column-width="5.964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666666" fo:padding="0.0694in" fo:border="0.75pt solid #000001">
        <style:background-image/>
      </style:table-cell-properties>
    </style:style>
    <style:style style:name="Table1.B1" style:family="table-cell">
      <style:table-cell-properties fo:padding="0.0694in" fo:border="0.75pt solid #000001"/>
    </style:style>
    <style:style style:name="Table1.B2" style:family="table-cell">
      <style:table-cell-properties fo:padding="0.0694in" fo:border="0.75pt solid #000001"/>
    </style:style>
    <style:style style:name="Table1.A3" style:family="table-cell">
      <style:table-cell-properties fo:background-color="#666666" fo:padding="0.0694in" fo:border-left="0.75pt solid #000001" fo:border-right="0.75pt solid #000001" fo:border-top="none" fo:border-bottom="0.75pt solid #000001">
        <style:background-image/>
      </style:table-cell-properties>
    </style:style>
    <style:style style:name="Table1.B3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4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5" style:family="table-cell">
      <style:table-cell-properties fo:padding="0.0694in" fo:border="0.75pt solid #000001"/>
    </style:style>
    <style:style style:name="P1" style:family="paragraph" style:parent-style-name="Standard">
      <style:paragraph-properties fo:line-height="100%"/>
      <style:text-properties fo:font-size="10pt" officeooo:rsid="004248c6" officeooo:paragraph-rsid="00798a68" style:font-size-asian="10pt" style:font-size-complex="10pt"/>
    </style:style>
    <style:style style:name="P2" style:family="paragraph" style:parent-style-name="Standard">
      <style:paragraph-properties fo:line-height="100%"/>
      <style:text-properties fo:font-size="10pt" officeooo:rsid="0071d1b0" officeooo:paragraph-rsid="0071d1b0" style:font-size-asian="10pt" style:font-size-complex="10pt"/>
    </style:style>
    <style:style style:name="P3" style:family="paragraph" style:parent-style-name="Standard">
      <style:paragraph-properties fo:line-height="100%"/>
      <style:text-properties fo:font-size="10pt" officeooo:rsid="0071d1b0" officeooo:paragraph-rsid="00798a68" style:font-size-asian="10pt" style:font-size-complex="10pt"/>
    </style:style>
    <style:style style:name="P4" style:family="paragraph" style:parent-style-name="Standard">
      <style:paragraph-properties fo:line-height="100%"/>
      <style:text-properties fo:font-size="10pt" officeooo:rsid="0071e171" officeooo:paragraph-rsid="00798a68" style:font-size-asian="10pt" style:font-size-complex="10pt"/>
    </style:style>
    <style:style style:name="P5" style:family="paragraph" style:parent-style-name="Standard">
      <style:paragraph-properties fo:line-height="100%"/>
      <style:text-properties fo:font-size="10pt" officeooo:rsid="0071e171" officeooo:paragraph-rsid="0071d1b0" style:font-size-asian="10pt" style:font-size-complex="10pt"/>
    </style:style>
    <style:style style:name="P6" style:family="paragraph" style:parent-style-name="Standard">
      <style:paragraph-properties fo:line-height="100%"/>
      <style:text-properties fo:font-size="10pt" officeooo:rsid="0071e171" officeooo:paragraph-rsid="0086a7f2" style:font-size-asian="10pt" style:font-size-complex="10pt"/>
    </style:style>
    <style:style style:name="P7" style:family="paragraph" style:parent-style-name="Standard">
      <style:paragraph-properties fo:line-height="100%"/>
      <style:text-properties fo:font-size="10pt" officeooo:rsid="00733e63" officeooo:paragraph-rsid="0086a7f2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rsid="00750736" officeooo:paragraph-rsid="00798a68" style:font-size-asian="10pt" style:font-size-complex="10pt"/>
    </style:style>
    <style:style style:name="P9" style:family="paragraph" style:parent-style-name="Standard">
      <style:paragraph-properties fo:line-height="100%"/>
      <style:text-properties fo:font-size="10pt" officeooo:rsid="00750736" officeooo:paragraph-rsid="0086a7f2" style:font-size-asian="10pt" style:font-size-complex="10pt"/>
    </style:style>
    <style:style style:name="P10" style:family="paragraph" style:parent-style-name="Standard">
      <style:paragraph-properties fo:line-height="100%"/>
      <style:text-properties fo:font-size="10pt" officeooo:rsid="00764f09" officeooo:paragraph-rsid="00798a68" style:font-size-asian="10pt" style:font-size-complex="10pt"/>
    </style:style>
    <style:style style:name="P11" style:family="paragraph" style:parent-style-name="Standard">
      <style:paragraph-properties fo:line-height="100%"/>
      <style:text-properties fo:font-size="10pt" officeooo:rsid="00764f09" officeooo:paragraph-rsid="008f3245" style:font-size-asian="10pt" style:font-size-complex="10pt"/>
    </style:style>
    <style:style style:name="P12" style:family="paragraph" style:parent-style-name="Standard">
      <style:paragraph-properties fo:line-height="100%"/>
      <style:text-properties fo:font-size="10pt" officeooo:rsid="0077994a" officeooo:paragraph-rsid="00798a68" style:font-size-asian="10pt" style:font-size-complex="10pt"/>
    </style:style>
    <style:style style:name="P13" style:family="paragraph" style:parent-style-name="Standard">
      <style:paragraph-properties fo:line-height="100%"/>
      <style:text-properties fo:font-size="10pt" officeooo:rsid="007d6bc7" officeooo:paragraph-rsid="007d6bc7" style:font-size-asian="10pt" style:font-size-complex="10pt"/>
    </style:style>
    <style:style style:name="P14" style:family="paragraph" style:parent-style-name="Standard">
      <style:paragraph-properties fo:line-height="100%"/>
      <style:text-properties fo:font-size="10pt" officeooo:rsid="007f2119" officeooo:paragraph-rsid="007f2119" style:font-size-asian="10pt" style:font-size-complex="10pt"/>
    </style:style>
    <style:style style:name="P15" style:family="paragraph" style:parent-style-name="Standard">
      <style:paragraph-properties fo:line-height="100%"/>
      <style:text-properties fo:font-size="10pt" officeooo:rsid="0087c6bd" officeooo:paragraph-rsid="008f3245" style:font-size-asian="10pt" style:font-size-complex="10pt"/>
    </style:style>
    <style:style style:name="P16" style:family="paragraph" style:parent-style-name="Standard">
      <style:paragraph-properties fo:line-height="100%"/>
      <style:text-properties fo:font-size="10pt" fo:font-weight="bold" officeooo:rsid="008bc384" officeooo:paragraph-rsid="008bc384" style:font-size-asian="10pt" style:font-weight-asian="bold" style:font-size-complex="10pt" style:font-weight-complex="bold"/>
    </style:style>
    <style:style style:name="P17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weight="bold" officeooo:rsid="008f3245" officeooo:paragraph-rsid="008f3245" style:font-size-asian="10pt" style:font-weight-asian="bold" style:font-size-complex="10pt" style:font-weight-complex="bold"/>
    </style:style>
    <style:style style:name="P18" style:family="paragraph" style:parent-style-name="Standard">
      <style:paragraph-properties fo:line-height="100%"/>
      <style:text-properties fo:color="#ffffff" fo:font-size="10pt" fo:background-color="#666666" style:font-size-asian="10pt" style:font-size-complex="10pt"/>
    </style:style>
    <style:style style:name="P19" style:family="paragraph" style:parent-style-name="Standard">
      <style:paragraph-properties fo:line-height="100%"/>
      <style:text-properties fo:color="#ffffff" fo:font-size="10pt" officeooo:rsid="0022bdcc" officeooo:paragraph-rsid="0022bdcc" fo:background-color="#666666" style:font-size-asian="10pt" style:font-size-complex="10pt"/>
    </style:style>
    <style:style style:name="P20" style:family="paragraph" style:parent-style-name="Standard">
      <style:paragraph-properties fo:line-height="100%"/>
      <style:text-properties fo:color="#ffffff" fo:font-size="10pt" officeooo:rsid="0040e083" officeooo:paragraph-rsid="0040e083" fo:background-color="#666666" style:font-size-asian="10pt" style:font-size-complex="10pt"/>
    </style:style>
    <style:style style:name="P21" style:family="paragraph" style:parent-style-name="Standard">
      <style:paragraph-properties fo:line-height="100%"/>
      <style:text-properties fo:color="#ffffff" fo:font-size="10pt" officeooo:rsid="004238bc" officeooo:paragraph-rsid="004238bc" fo:background-color="#666666" style:font-size-asian="10pt" style:font-size-complex="10pt"/>
    </style:style>
    <style:style style:name="P22" style:family="paragraph" style:parent-style-name="Standard">
      <style:paragraph-properties fo:line-height="100%"/>
      <style:text-properties fo:color="#ffffff" fo:font-size="10pt" officeooo:rsid="003f1388" officeooo:paragraph-rsid="003f1388" fo:background-color="#666666" style:font-size-asian="10pt" style:font-size-complex="10pt"/>
    </style:style>
    <style:style style:name="P23" style:family="paragraph" style:parent-style-name="Standard">
      <style:paragraph-properties fo:line-height="100%"/>
      <style:text-properties fo:font-size="8pt" fo:font-style="italic" fo:font-weight="bold" officeooo:rsid="008bc384" officeooo:paragraph-rsid="00798a68" style:font-size-asian="8pt" style:font-style-asian="italic" style:font-weight-asian="bold" style:font-size-complex="8pt" style:font-style-complex="italic" style:font-weight-complex="bold"/>
    </style:style>
    <style:style style:name="P24" style:family="paragraph" style:parent-style-name="Standard">
      <style:paragraph-properties fo:line-height="100%"/>
      <style:text-properties officeooo:rsid="0030f4a0" officeooo:paragraph-rsid="0096de84"/>
    </style:style>
    <style:style style:name="T1" style:family="text">
      <style:text-properties fo:font-size="10pt" officeooo:rsid="0038a794" style:font-size-asian="10pt" style:font-size-complex="10pt"/>
    </style:style>
    <style:style style:name="T2" style:family="text">
      <style:text-properties fo:font-size="10pt" officeooo:rsid="00617772" style:font-size-asian="10pt" style:font-size-complex="10pt"/>
    </style:style>
    <style:style style:name="T3" style:family="text">
      <style:text-properties fo:font-size="10pt" officeooo:rsid="009392f4" style:font-size-asian="10pt" style:font-size-complex="10pt"/>
    </style:style>
    <style:style style:name="T4" style:family="text">
      <style:text-properties fo:font-size="10pt" officeooo:rsid="0094e782" style:font-size-asian="10pt" style:font-size-complex="10pt"/>
    </style:style>
    <style:style style:name="T5" style:family="text">
      <style:text-properties fo:font-size="10pt" officeooo:rsid="00958c3f" style:font-size-asian="10pt" style:font-size-complex="10pt"/>
    </style:style>
    <style:style style:name="T6" style:family="text">
      <style:text-properties fo:font-size="10pt" officeooo:rsid="00967e33" style:font-size-asian="10pt" style:font-size-complex="10pt"/>
    </style:style>
    <style:style style:name="T7" style:family="text">
      <style:text-properties officeooo:rsid="0029ce57"/>
    </style:style>
    <style:style style:name="T8" style:family="text">
      <style:text-properties style:text-position="super 58%"/>
    </style:style>
    <style:style style:name="T9" style:family="text">
      <style:text-properties officeooo:rsid="00733e63"/>
    </style:style>
    <style:style style:name="T10" style:family="text">
      <style:text-properties officeooo:rsid="00764f09"/>
    </style:style>
    <style:style style:name="T11" style:family="text">
      <style:text-properties officeooo:rsid="0077f8cc"/>
    </style:style>
    <style:style style:name="T12" style:family="text">
      <style:text-properties officeooo:rsid="0078ee27"/>
    </style:style>
    <style:style style:name="T13" style:family="text">
      <style:text-properties officeooo:rsid="007f2119"/>
    </style:style>
    <style:style style:name="T14" style:family="text">
      <style:text-properties officeooo:rsid="00811ed5"/>
    </style:style>
    <style:style style:name="T15" style:family="text">
      <style:text-properties officeooo:rsid="008373b0"/>
    </style:style>
    <style:style style:name="T16" style:family="text">
      <style:text-properties officeooo:rsid="0087c6bd"/>
    </style:style>
    <style:style style:name="T17" style:family="text">
      <style:text-properties officeooo:rsid="008805b7"/>
    </style:style>
    <style:style style:name="T18" style:family="text">
      <style:text-properties officeooo:rsid="00897bd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">Name</text:p>
          </table:table-cell>
          <table:table-cell table:style-name="Table1.B1" office:value-type="string">
            <text:p text:style-name="P24"><text:span text:style-name="T2">Ex1_</text:span><text:span text:style-name="T3">5</text:span><text:span text:style-name="T1"> </text:span><text:span text:style-name="T4">READING FILES </text:span><text:span text:style-name="T5">PART </text:span><text:span text:style-name="T6">1</text:span><text:span text:style-name="T5"> of 2</text:span></text:p>
          </table:table-cell>
        </table:table-row>
        <table:table-row table:style-name="Table1.1">
          <table:table-cell table:style-name="Table1.A1" office:value-type="string">
            <text:p text:style-name="P19"><text:span text:style-name="T7">Challenge</text:span> </text:p>
          </table:table-cell>
          <table:table-cell table:style-name="Table1.B2" office:value-type="string">
            <text:p text:style-name="P2">Process an ascii data file</text:p>
          </table:table-cell>
        </table:table-row>
        <table:table-row table:style-name="Table1.1">
          <table:table-cell table:style-name="Table1.A3" office:value-type="string">
            <text:p text:style-name="P21">Prereqs</text:p>
          </table:table-cell>
          <table:table-cell table:style-name="Table1.B4" office:value-type="string">
            <text:p text:style-name="P5">file table1.dat</text:p>
          </table:table-cell>
        </table:table-row>
        <table:table-row table:style-name="Table1.1">
          <table:table-cell table:style-name="Table1.A3" office:value-type="string">
            <text:p text:style-name="P21">Narrative</text:p>
          </table:table-cell>
          <table:table-cell table:style-name="Table1.B4" office:value-type="string">
            <text:p text:style-name="P14"><text:span text:style-name="T15">You may recall</text:span> from the class discussion, <text:span text:style-name="T15">it’s recommended to</text:span> use the system package manager (apt-get, yum, dnf) <text:span text:style-name="T15">when installing to the system level Python</text:span>. <text:s/><text:span text:style-name="T14">U</text:span>se pip or easy_install to install <text:span text:style-name="T15">other (often more up-to-date) </text:span>packages into your virtualenv. <text:s/><text:span text:style-name="T15">For this challenge you must research to figure out what packages and modules are used to process ascii data files and build a scrip that meets the requirements in the instructions below.</text:span> </text:p>
          </table:table-cell>
        </table:table-row>
        <table:table-row table:style-name="Table1.1">
          <table:table-cell table:style-name="Table1.A1" office:value-type="string">
            <text:p text:style-name="P20">Instructions</text:p>
          </table:table-cell>
          <table:table-cell table:style-name="Table1.B5" office:value-type="string">
            <text:p text:style-name="P17">Script #1! <text:s/>(2 flags)</text:p>
            <text:p text:style-name="P3">Research the Python packages and modules required to work with ascii data tables. <text:s/>Install those modules in a Python virtualenv. <text:s/>In that virtualenv, build a script that performs the following tasks in this order:</text:p>
            <text:p text:style-name="P1"/>
            <text:p text:style-name="P4">(1) <text:s/>Reads the ascii table from table1.dat <text:span text:style-name="T15">(file provided to you) </text:span>into a variable named ‘data’. Use that variable to write the data to a new ascii data file called values.dat. <text:s/><text:span text:style-name="T15">(Ex1_4_h1 and Ex1_4_h2)</text:span></text:p>
            <text:p text:style-name="P1"/>
            <text:p text:style-name="P15">Obtain a SHA1 hash of the values.dat file and submit that flag to the flag server. <text:s/>It should validate if you did everything properly.</text:p>
            <text:p text:style-name="P11"/>
            <text:p text:style-name="P11"><text:s text:c="40"/><text:span text:style-name="T18">$ python flag_checker.pyc -f &lt;flag&gt;</text:span></text:p>
            <text:p text:style-name="P11"/>
            <text:p text:style-name="P6">(2) <text:s/><text:span text:style-name="T9">Print the entire ascii table (Ex1_4_h3)</text:span></text:p>
            <text:p text:style-name="P4"/>
            <text:p text:style-name="P9">(3) <text:s/><text:span text:style-name="T10">P</text:span>rint only the column R<text:span text:style-name="T10">A</text:span>deg <text:span text:style-name="T11">(Ex1_4_h4)</text:span></text:p>
            <text:p text:style-name="P8"/>
            <text:p text:style-name="P9">(4) <text:s/>Print only row <text:span text:style-name="T10">4 (Ex1_4_h5)</text:span></text:p>
            <text:p text:style-name="P4"/>
            <text:p text:style-name="P10">Once completed raise your hand and the instructor will watch you run your script. <text:s/>You should see the entire table print out, followed by column RAdeg, and finally row 4. <text:s/><text:span text:style-name="T17">The instructor will give you another flag to submit to the flag server after verifying this script.</text:span></text:p>
            <text:p text:style-name="P10"/>
            <text:p text:style-name="P10"><text:s text:c="40"/><text:span text:style-name="T18">$ python flag_checker.pyc -f &lt;flag&gt;</text:span></text:p>
            <text:p text:style-name="P10"/>
            <text:p text:style-name="P16">FLAG BONUS!</text:p>
            <text:p text:style-name="P7"><text:span text:style-name="T17">(5) Determine</text:span> the data type, including bit length, of column 3. <text:s/><text:span text:style-name="T16">Document your answer in a file name </text:span>“<text:span text:style-name="T16">day1.txt</text:span>”. <text:span text:style-name="T11">(Ex1_4_h6)</text:span></text:p>
            <text:p text:style-name="P23"/>
            <text:p text:style-name="P12">Your ‘<text:span text:style-name="T16">day1.txt’</text:span> file should contain <text:span text:style-name="T16">what you were able to find out about the data type (type, bit length, indianness, etc.) At the end of the day you will s</text:span>ubmit <text:span text:style-name="T16">this file </text:span>to your folder in the class repository. <text:s/>Ensure you place the file into the folder named with your last name and <text:span text:style-name="T12">then </text:span>submit a pull request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rphy, Ries S - Contractor</meta:initial-creator>
    <meta:editing-cycles>55</meta:editing-cycles>
    <meta:creation-date>2016-06-29T12:46:00</meta:creation-date>
    <dc:date>2016-10-12T12:28:59.483834281</dc:date>
    <meta:editing-duration>P1DT6H7M47S</meta:editing-duration>
    <meta:generator>LibreOffice/5.1.5.2$Linux_X86_64 LibreOffice_project/10$Build-2</meta:generator>
    <meta:document-statistic meta:table-count="1" meta:image-count="0" meta:object-count="0" meta:page-count="1" meta:paragraph-count="22" meta:word-count="343" meta:character-count="2110" meta:non-whitespace-character-count="1692"/>
    <meta:user-defined meta:name="AppVersion">15.0000</meta:user-defined>
    <meta:user-defined meta:name="Company">United States Army</meta:user-defined>
    <meta:user-defined meta:name="ContentTypeId">0x010100526DC50AB45D95409D3A066F2DE7441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